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528in"/>
    </style:style>
    <style:style style:name="co2" style:family="table-column">
      <style:table-column-properties fo:break-before="auto" style:column-width="4.023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4.131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pi_comma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SCPI Values</text:p>
          </table:table-cell>
          <table:table-cell office:value-type="string" calcext:value-type="string">
            <text:p>R/W</text:p>
          </table:table-cell>
          <table:table-cell/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 Comm. Temperature units</text:p>
          </table:table-cell>
          <table:table-cell office:value-type="string" calcext:value-type="string">
            <text:p>:UNIT:TEMPERATURE?</text:p>
          </table:table-cell>
          <table:table-cell office:value-type="string" calcext:value-type="string">
            <text:p>C|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thernet display un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Comm. Temperature units to F</text:p>
          </table:table-cell>
          <table:table-cell office:value-type="string" calcext:value-type="string">
            <text:p>:UNIT:TEMPERATURE F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Ethernet display units to Fahrenhe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Comm. Temperature units to C</text:p>
          </table:table-cell>
          <table:table-cell office:value-type="string" calcext:value-type="string">
            <text:p>:UNIT:TEMPERATURE C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Ethernet display units to Cels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ry Display Temperature units</text:p>
          </table:table-cell>
          <table:table-cell office:value-type="string" calcext:value-type="string">
            <text:p>:UNIT:TEMPERATURE:DISPLAY?</text:p>
          </table:table-cell>
          <table:table-cell office:value-type="string" calcext:value-type="string">
            <text:p>C|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ont panel display un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Display Temperature units to F</text:p>
          </table:table-cell>
          <table:table-cell office:value-type="string" calcext:value-type="string">
            <text:p>:UNIT:TEMPERATURE:DISPLAY F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Front panel display units to Fahrenhe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Display Temperature units to C</text:p>
          </table:table-cell>
          <table:table-cell office:value-type="string" calcext:value-type="string">
            <text:p>:UNIT:TEMPERATURE:DISPLAY C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Front panel display units to Cels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This list is NOT for versions with Cascade Control (Part Temperature Control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It is only for standard Temperature or Temperature/Humidity controller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d Temperature PV (Control loop)</text:p>
          </table:table-cell>
          <table:table-cell office:value-type="string" calcext:value-type="string">
            <text:p>:SOURCE:CLOOP#:PVALUE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urce Value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ry input error</text:p>
          </table:table-cell>
          <table:table-cell office:value-type="string" calcext:value-type="string">
            <text:p>:SOURCE:CLOOP#:ERROR?</text:p>
          </table:table-cell>
          <table:table-cell office:value-type="string" calcext:value-type="string">
            <text:p>ERROR|N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put error 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SP</text:p>
          </table:table-cell>
          <table:table-cell office:value-type="string" calcext:value-type="string">
            <text:p>:SOURCE:CLOOP#:SPOINT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 Point Active Clo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SP</text:p>
          </table:table-cell>
          <table:table-cell office:value-type="string" calcext:value-type="string">
            <text:p>:SOURCE:CLOOP#:SPOINT &lt;value&gt;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User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Idle SP</text:p>
          </table:table-cell>
          <table:table-cell office:value-type="string" calcext:value-type="string">
            <text:p>:SOURCE:CLOOP#:IDLE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dle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Idle SP</text:p>
          </table:table-cell>
          <table:table-cell office:value-type="string" calcext:value-type="string">
            <text:p>:SOURCE:CLOOP#:IDLE &lt;value&gt;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dle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This list is ONLY for versions WITH Cascade Control (Part Temperature Contro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d Set Point (Cascade)</text:p>
          </table:table-cell>
          <table:table-cell office:value-type="string" calcext:value-type="string">
            <text:p>:SOURCE:CASCADE1:SPOINT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ser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Set Point (Cascade)</text:p>
          </table:table-cell>
          <table:table-cell office:value-type="string" calcext:value-type="string">
            <text:p>:SOURCE:CASCADE1:SPOINT &lt;value&gt;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User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Outer Loop PV (Cascade)</text:p>
          </table:table-cell>
          <table:table-cell office:value-type="string" calcext:value-type="string">
            <text:p>:SOURCE:CASCADE1:OUTER:PVALUE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urce Value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ry Outer Loop Input Error (Cascade)</text:p>
          </table:table-cell>
          <table:table-cell office:value-type="string" calcext:value-type="string">
            <text:p>:SOURCE:CASCADE1:OUTER:ERROR?</text:p>
          </table:table-cell>
          <table:table-cell office:value-type="string" calcext:value-type="string">
            <text:p>ERROR|N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put error 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Inner Loop PV (Cascade)</text:p>
          </table:table-cell>
          <table:table-cell office:value-type="string" calcext:value-type="string">
            <text:p>:SOURCE:CASCADE1:INNER:PVALUE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urce Value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ry Outer Loop Input Error (Cascade)</text:p>
          </table:table-cell>
          <table:table-cell office:value-type="string" calcext:value-type="string">
            <text:p>:SOURCE:CASCADE1:INNER:ERROR?</text:p>
          </table:table-cell>
          <table:table-cell office:value-type="string" calcext:value-type="string">
            <text:p>ERROR|N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put error 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Outer Loop Set Point (Cascade)</text:p>
          </table:table-cell>
          <table:table-cell office:value-type="string" calcext:value-type="string">
            <text:p>:SOURCE:CASCADE1:OUTER:SPOINT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 Inner Loop Set Point (Cascade)</text:p>
          </table:table-cell>
          <table:table-cell office:value-type="string" calcext:value-type="string">
            <text:p>:SOURCE:CASCADE1:INNER:SPOINT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ramping off</text:p>
          </table:table-cell>
          <table:table-cell office:value-type="string" calcext:value-type="string">
            <text:p>:SOURCE:CLOOP#:RACTION OFF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trols instantly to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ramping on startup</text:p>
          </table:table-cell>
          <table:table-cell office:value-type="string" calcext:value-type="string">
            <text:p>:SOURCE:CLOOP#:RACTION STARTU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amps to set point on controller power 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ramping on set point change</text:p>
          </table:table-cell>
          <table:table-cell office:value-type="string" calcext:value-type="string">
            <text:p>:SOURCE:CLOOP#:RACTION SETPOIN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amps to set point on change of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ramping on both events</text:p>
          </table:table-cell>
          <table:table-cell office:value-type="string" calcext:value-type="string">
            <text:p>:SOURCE:CLOOP#:RACTION BOTH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amps to set point on controller power on OR change of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mp scale to minutes</text:p>
          </table:table-cell>
          <table:table-cell office:value-type="string" calcext:value-type="string">
            <text:p>:SOURCE:CLOOP#:RSCALE MINUTES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amp rate is per min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mp scale to hours</text:p>
          </table:table-cell>
          <table:table-cell office:value-type="string" calcext:value-type="string">
            <text:p>:SOURCE:CLOOP#:RSCALE HOURS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amp rate is per h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ramp rate</text:p>
          </table:table-cell>
          <table:table-cell office:value-type="string" calcext:value-type="string">
            <text:p>:SOURCE:CLOOP#:RRATE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te that controller ramps to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ramp time</text:p>
          </table:table-cell>
          <table:table-cell office:value-type="string" calcext:value-type="string">
            <text:p>:SOURCE:CLOOP#:RTIME?</text:p>
          </table:table-cell>
          <table:table-cell office:value-type="string" calcext:value-type="string">
            <text:p>&lt;floating point value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me that controller ramps to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mp rate</text:p>
          </table:table-cell>
          <table:table-cell office:value-type="string" calcext:value-type="string">
            <text:p>:SOURCE:CLOOP#:RRATE &lt;value&gt;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ate that controller ramps to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mp time</text:p>
          </table:table-cell>
          <table:table-cell office:value-type="string" calcext:value-type="string">
            <text:p>:SOURCE:CLOOP#:RTIME &lt;value&gt;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ate that controller ramps to set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event output on</text:p>
          </table:table-cell>
          <table:table-cell office:value-type="string" calcext:value-type="string">
            <text:p>:OUTPUT#:STATE ON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# = outputs 1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event output off</text:p>
          </table:table-cell>
          <table:table-cell office:value-type="string" calcext:value-type="string">
            <text:p>:OUTPUT#:STATE OFF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# = outputs 1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ry event output state</text:p>
          </table:table-cell>
          <table:table-cell office:value-type="string" calcext:value-type="string">
            <text:p>:OUTPUT#:STATE?</text:p>
          </table:table-cell>
          <table:table-cell office:value-type="string" calcext:value-type="string">
            <text:p>OFF|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 = outputs 1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a profile</text:p>
          </table:table-cell>
          <table:table-cell office:value-type="string" calcext:value-type="string">
            <text:p>:PROGRAM:NUMBER &lt;value&gt;</text:p>
          </table:table-cell>
          <table:table-cell office:value-type="string" calcext:value-type="string">
            <text:p>1-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lects the desired profile to cont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selected profile name</text:p>
          </table:table-cell>
          <table:table-cell office:value-type="string" calcext:value-type="string">
            <text:p>:PROGRAM:NAME?</text:p>
          </table:table-cell>
          <table:table-cell office:value-type="string" calcext:value-type="string">
            <text:p>&lt;string value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e selected pro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a step</text:p>
          </table:table-cell>
          <table:table-cell office:value-type="string" calcext:value-type="string">
            <text:p>:PROGRAM:STEP &lt;value&gt;</text:p>
          </table:table-cell>
          <table:table-cell office:value-type="string" calcext:value-type="string">
            <text:p>1-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e selected pro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 profile</text:p>
          </table:table-cell>
          <table:table-cell office:value-type="string" calcext:value-type="string">
            <text:p>:PROGRAM:SELECTED:STATE STAR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the selected pro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profile</text:p>
          </table:table-cell>
          <table:table-cell office:value-type="string" calcext:value-type="string">
            <text:p>:PROGRAM:SELECTED:STATE STO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the selected pro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se profile</text:p>
          </table:table-cell>
          <table:table-cell office:value-type="string" calcext:value-type="string">
            <text:p>:PROGRAM: SELECTED:STATE PAUSE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the selected pro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me profile</text:p>
          </table:table-cell>
          <table:table-cell office:value-type="string" calcext:value-type="string">
            <text:p>:PROGRAM: SELECTED:STATE RESUME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the selected pro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fication</text:p>
          </table:table-cell>
          <table:table-cell office:value-type="string" calcext:value-type="string">
            <text:p>*IDN?</text:p>
          </table:table-cell>
          <table:table-cell table:number-columns-repeated="2"/>
          <table:table-cell office:value-type="string" calcext:value-type="string">
            <text:p>Watlow Electric</text:p>
          </table:table-cell>
          <table:table-cell office:value-type="string" calcext:value-type="string">
            <text:p>&lt;string value&gt;</text:p>
          </table:table-cell>
          <table:table-cell office:value-type="string" calcext:value-type="string">
            <text:p>&lt;integer value&gt;</text:p>
          </table:table-cell>
          <table:table-cell office:value-type="string" calcext:value-type="string">
            <text:p>&lt;string value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2:44:06.194707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dc:date>2022-09-11T14:28:30.704478083</dc:date>
    <meta:editing-duration>PT1H44M24S</meta:editing-duration>
    <meta:editing-cycles>2</meta:editing-cycles>
    <meta:document-statistic meta:table-count="1" meta:cell-count="191" meta:object-count="0"/>
  </office:meta>
</office:document-meta>
</file>